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standard">
      <style:graphic-properties draw:stroke="dash" draw:stroke-dash="Long_20_Dash" draw:marker-start="Arrow" draw:textarea-vertical-align="middle"/>
    </style:style>
    <style:style style:name="co1" style:family="table-column">
      <style:table-column-properties style:column-width="12.337cm" style:use-optimal-column-width="false"/>
    </style:style>
    <style:style style:name="co2" style:family="table-column">
      <style:table-column-properties style:column-width="11.694cm" style:use-optimal-column-width="false"/>
    </style:style>
    <style:style style:name="co3" style:family="table-column">
      <style:table-column-properties style:column-width="14.09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3.816cm" style:use-optimal-row-height="false"/>
    </style:style>
    <style:style style:name="ro3" style:family="table-row">
      <style:table-row-properties style:row-height="3.105cm" style:use-optimal-row-height="false"/>
    </style:style>
    <style:style style:name="ro4" style:family="table-row">
      <style:table-row-properties style:row-height="1.131cm" style:use-optimal-row-height="false"/>
    </style:style>
    <style:style style:name="ro5" style:family="table-row">
      <style:table-row-properties style:row-height="2.394cm" style:use-optimal-row-height="false"/>
    </style:style>
    <style:style style:name="ro6" style:family="table-row">
      <style:table-row-properties style:row-height="1.281cm" style:use-optimal-row-height="false"/>
    </style:style>
    <style:style style:name="ro7" style:family="table-row">
      <style:table-row-properties style:row-height="1.999cm" style:use-optimal-row-height="false"/>
    </style:style>
    <style:style style:name="ro8" style:family="table-row">
      <style:table-row-properties style:row-height="2.001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2" draw:id="id2" draw:layer="layout" svg:width="12.336cm" svg:height="10.025cm" svg:x="4.964cm" svg:y="4.33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OnClickTest</text:p>
              </table:table-cell>
            </table:table-row>
            <table:table-row table:style-name="ro2">
              <table:table-cell table:style-name="gray2">
                <text:p>-ElFacto: UIElementFactory</text:p>
                <text:p>-StartButton: Button</text:p>
                <text:p>-SettingsButton: Button</text:p>
                <text:p>-QuitButton: Button</text:p>
                <text:p>-VolSlider: Slider</text:p>
                <text:p>-BackButton: Button</text:p>
              </table:table-cell>
            </table:table-row>
            <table:table-row table:style-name="ro3">
              <table:table-cell table:style-name="gray1">
                <text:p>+ClickStart()</text:p>
                <text:p>+ClickSettings()</text:p>
                <text:p>+ClickQuit()</text:p>
                <text:p>+ClickBack()</text:p>
                <text:p>+changeVolume()</text:p>
                <text:p>+quitFunc(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1.693cm" svg:height="5.048cm" svg:x="5.29cm" svg:y="14.59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UIElementFactory</text:p>
              </table:table-cell>
            </table:table-row>
            <table:table-row table:style-name="ro1">
              <table:table-cell table:style-name="gray2"/>
            </table:table-row>
            <table:table-row table:style-name="ro3">
              <table:table-cell table:style-name="gray1">
                <text:p>+makeBox() : Box</text:p>
                <text:p>+makeButton() : Button</text:p>
                <text:p>+makeLabel() : Label</text:p>
                <text:p>+makeSlider() : Slider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14.098cm" svg:height="7.34cm" svg:x="3.748cm" svg:y="19.923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1">
                <text:p text:style-name="P1">PauseScreen</text:p>
              </table:table-cell>
            </table:table-row>
            <table:table-row table:style-name="ro2">
              <table:table-cell table:style-name="gray2">
                <text:p>-ResumeButton: Button</text:p>
                <text:p>-SettingsButton: Button</text:p>
                <text:p>-QuitButton: Button</text:p>
                <text:p>-VolSlider: Slider</text:p>
                <text:p>-BackButton: Button</text:p>
              </table:table-cell>
            </table:table-row>
            <table:table-row table:style-name="ro5">
              <table:table-cell table:style-name="gray1">
                <text:p>+ClickResume()</text:p>
                <text:p>+ClickSettings()</text:p>
                <text:p>+ClickQuit()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098cm" svg:height="1.28cm" svg:x="3.522cm" svg:y="1.553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1">MonoBehaviour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" draw:text-style-name="P2" draw:layer="layout" svg:x1="11.414cm" svg:y1="4.429cm" svg:x2="11.414cm" svg:y2="2.651cm">
          <text:p/>
        </draw:line>
        <draw:connector draw:style-name="gr2" draw:text-style-name="P1" draw:layer="layout" svg:x1="5.29cm" svg:y1="17.116cm" svg:x2="4.964cm" svg:y2="9.348cm" draw:start-shape="id1" draw:start-glue-point="3" draw:end-shape="id2" svg:d="M5290 17116h-828v-7768h502" svg:viewBox="0 0 829 7769">
          <text:p/>
        </draw:connector>
        <draw:connector draw:style-name="gr2" draw:text-style-name="P1" draw:layer="layout" svg:x1="16.983cm" svg:y1="17.116cm" svg:x2="17.846cm" svg:y2="23.593cm" draw:start-shape="id1" draw:end-shape="id3" svg:d="M16983 17116h1366v6477h-503" svg:viewBox="0 0 1367 6478">
          <text:p/>
        </draw:connector>
      </draw:page>
      <draw:page draw:name="page2" draw:style-name="dp1" draw:master-page-name="Default">
        <draw:frame draw:style-name="standard" draw:layer="layout" svg:width="14.098cm" svg:height="6.393cm" svg:x="3.459cm" svg:y="2.444cm">
          <table:table table:template-name="default" table:use-first-row-styles="true" table:use-banding-rows-styles="true">
            <table:table-column table:style-name="co3"/>
            <table:table-row table:style-name="ro7">
              <table:table-cell table:style-name="ce1">
                <text:p text:style-name="P1">PlayerUI</text:p>
              </table:table-cell>
            </table:table-row>
            <table:table-row table:style-name="ro7">
              <table:table-cell table:style-name="gray2">
                <text:p>-Health: Label</text:p>
                <text:p>-Stamina: Label</text:p>
                <text:p/>
              </table:table-cell>
            </table:table-row>
            <table:table-row table:style-name="ro8">
              <table:table-cell table:style-name="gray1">
                <text:p>+UpdateHealth()</text:p>
                <text:p>+UpdateStamina()</text:p>
              </table:table-cell>
            </table:table-row>
          </table:table>
          <draw:image xlink:href="Pictures/TablePreview5.svm" xlink:type="simple" xlink:show="embed" xlink:actuate="onLoad"/>
        </draw:frame>
      </draw:page>
      <draw:page draw:name="page3" draw:style-name="dp1" draw:master-page-name="Default">
        <draw:frame draw:style-name="standard" draw:layer="layout" svg:width="11.693cm" svg:height="5.048cm" svg:x="4.948cm" svg:y="2.45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UIElementFactory</text:p>
              </table:table-cell>
            </table:table-row>
            <table:table-row table:style-name="ro1">
              <table:table-cell table:style-name="gray2"/>
            </table:table-row>
            <table:table-row table:style-name="ro3">
              <table:table-cell table:style-name="gray1">
                <text:p>+makeBox() : Box</text:p>
                <text:p>+makeButton() : Button</text:p>
                <text:p>+makeLabel() : Label</text:p>
                <text:p>+makeSlider() : Slider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1.693cm" svg:height="5.048cm" svg:x="1.4cm" svg:y="10.58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UIElementFactory</text:p>
              </table:table-cell>
            </table:table-row>
            <table:table-row table:style-name="ro1">
              <table:table-cell table:style-name="gray2"/>
            </table:table-row>
            <table:table-row table:style-name="ro3">
              <table:table-cell table:style-name="gray1">
                <text:p>+makeBox() : Box</text:p>
                <text:p>+makeButton() : Button</text:p>
                <text:p>+makeLabel() : Label</text:p>
                <text:p>+makeSlider() : Slider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1.693cm" svg:height="5.048cm" svg:x="5.889cm" svg:y="18.28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PauseScreenElementFactory</text:p>
              </table:table-cell>
            </table:table-row>
            <table:table-row table:style-name="ro1">
              <table:table-cell table:style-name="gray2"/>
            </table:table-row>
            <table:table-row table:style-name="ro3">
              <table:table-cell table:style-name="gray1">
                <text:p>+makeBox() : Box</text:p>
                <text:p>+makeButton() : Button</text:p>
                <text:p>+makeLabel() : Label</text:p>
                <text:p>+makeSlider() : Slider</text:p>
              </table:table-cell>
            </table:table-row>
          </table:table>
          <draw:image xlink:href="Pictures/TablePreview8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8T11:28:35.239557688</meta:creation-date>
    <dc:date>2023-04-23T22:48:57.468260673</dc:date>
    <meta:editing-duration>PT2H26M15S</meta:editing-duration>
    <meta:editing-cycles>10</meta:editing-cycles>
    <meta:generator>LibreOffice/6.4.7.2$Linux_X86_64 LibreOffice_project/40$Build-2</meta:generator>
    <meta:document-statistic meta:object-count="11"/>
  </office:meta>
</office:document-meta>
</file>